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4812" officeooo:paragraph-rsid="00084812"/>
    </style:style>
    <style:style style:name="P2" style:family="paragraph" style:parent-style-name="Standard">
      <style:text-properties officeooo:rsid="00084d2d" officeooo:paragraph-rsid="00084d2d"/>
    </style:style>
    <style:style style:name="P3" style:family="paragraph" style:parent-style-name="Table_20_Contents">
      <style:text-properties officeooo:rsid="00084812" officeooo:paragraph-rsid="00084812"/>
    </style:style>
    <style:style style:name="P4" style:family="paragraph" style:parent-style-name="Table_20_Contents">
      <style:text-properties officeooo:rsid="00084d2d" officeooo:paragraph-rsid="00084d2d"/>
    </style:style>
    <style:style style:name="T1" style:family="text">
      <style:text-properties officeooo:rsid="00084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er/Sign in</text:p>
      <text:p text:style-name="P2"><text:tab/>→ Main user page</text:p>
      <text:p text:style-name="P1"><text:tab/><text:tab/>→ select a list</text:p>
      <text:p text:style-name="P1"><text:tab/><text:tab/><text:tab/>→ Show todo list</text:p>
      <text:p text:style-name="P1"><text:tab/><text:tab/><text:tab/><text:tab/>→ Add new item</text:p>
      <text:p text:style-name="P1"><text:tab/><text:tab/><text:tab/><text:tab/>→ Mark tasks as complete</text:p>
      <text:p text:style-name="P1"><text:tab/><text:tab/>→ Share a list</text:p>
      <text:p text:style-name="P1"><text:tab/><text:tab/><text:tab/>→ Select a list to share &amp; Select the user to share the list with</text:p>
      <text:p text:style-name="P1"><text:tab/><text:tab/><text:tab/><text:tab/>→ Confirm the Share</text:p>
      <text:p text:style-name="P1"><text:tab/><text:tab/><text:tab/><text:tab/><text:tab/>→ Email notification </text:p>
      <text:p text:style-name="P1"><text:tab/><text:tab/><text:span text:style-name="T1">→ Create a new list</text:span></text:p>
      <text:p text:style-name="P1"><text:tab/><text:tab/><text:tab/><text:tab/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Page Title</text:p>
          </table:table-cell>
          <table:table-cell table:style-name="Table1.A1" office:value-type="string">
            <text:p text:style-name="P3">Filename</text:p>
          </table:table-cell>
          <table:table-cell table:style-name="Table1.C1" office:value-type="string">
            <text:p text:style-name="P3">Functionality</text:p>
          </table:table-cell>
        </table:table-row>
        <table:table-row>
          <table:table-cell table:style-name="Table1.A2" office:value-type="string">
            <text:p text:style-name="P3">My ToDo lists</text:p>
          </table:table-cell>
          <table:table-cell table:style-name="Table1.A2" office:value-type="string">
            <text:p text:style-name="P3">index.html</text:p>
          </table:table-cell>
          <table:table-cell table:style-name="Table1.C2" office:value-type="string">
            <text:p text:style-name="P3">- First page the users see of the application</text:p>
            <text:p text:style-name="P3">- Login page</text:p>
            <text:p text:style-name="P3">- Short description of the application</text:p>
          </table:table-cell>
        </table:table-row>
        <table:table-row>
          <table:table-cell table:style-name="Table1.A2" office:value-type="string">
            <text:p text:style-name="P3">Registration</text:p>
          </table:table-cell>
          <table:table-cell table:style-name="Table1.A2" office:value-type="string">
            <text:p text:style-name="P3">register.html</text:p>
          </table:table-cell>
          <table:table-cell table:style-name="Table1.C2" office:value-type="string">
            <text:p text:style-name="P3">- A form for users to fill in to receive an account</text:p>
          </table:table-cell>
        </table:table-row>
        <table:table-row>
          <table:table-cell table:style-name="Table1.A2" office:value-type="string">
            <text:p text:style-name="P4">Main page</text:p>
          </table:table-cell>
          <table:table-cell table:style-name="Table1.A2" office:value-type="string">
            <text:p text:style-name="P4">main.html</text:p>
          </table:table-cell>
          <table:table-cell table:style-name="Table1.C2" office:value-type="string">
            <text:p text:style-name="P4">- A page that the user will see after a successful login</text:p>
            <text:p text:style-name="P4">- Allows the user to select actions they want to perform</text:p>
          </table:table-cell>
        </table:table-row>
        <table:table-row>
          <table:table-cell table:style-name="Table1.A2" office:value-type="string">
            <text:p text:style-name="P3">List A</text:p>
          </table:table-cell>
          <table:table-cell table:style-name="Table1.A2" office:value-type="string">
            <text:p text:style-name="P3">list-a.html</text:p>
          </table:table-cell>
          <table:table-cell table:style-name="Table1.C2" office:value-type="string">
            <text:p text:style-name="P3">- A page that will show the users list <text:span text:style-name="T1">once list is selected</text:span></text:p>
            <text:p text:style-name="P3">- Allows the user to add new tasks to the list</text:p>
            <text:p text:style-name="P3">- Allows the user to mark tasks completed</text:p>
          </table:table-cell>
        </table:table-row>
        <table:table-row>
          <table:table-cell table:style-name="Table1.A2" office:value-type="string">
            <text:p text:style-name="P3">Share List</text:p>
          </table:table-cell>
          <table:table-cell table:style-name="Table1.A2" office:value-type="string">
            <text:p text:style-name="P3">share-list.html</text:p>
          </table:table-cell>
          <table:table-cell table:style-name="Table1.C2" office:value-type="string">
            <text:p text:style-name="P3">- A form that the user will be able to fill out to send their list<text:span text:style-name="T1">s</text:span> to another user/email</text:p>
            <text:p text:style-name="P3">- Will have a confirmation button that will finalise the share and send an email verification or a link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7:05:24.389453316</meta:creation-date>
    <dc:date>2020-01-13T18:07:02.979794016</dc:date>
    <meta:editing-duration>PT24M8S</meta:editing-duration>
    <meta:editing-cycles>1</meta:editing-cycles>
    <meta:document-statistic meta:table-count="1" meta:image-count="0" meta:object-count="0" meta:page-count="1" meta:paragraph-count="36" meta:word-count="196" meta:character-count="1010" meta:non-whitespace-character-count="814"/>
    <meta:generator>LibreOffice/5.3.6.1$Linux_X86_64 LibreOffice_project/30$Build-1</meta:generator>
  </office:meta>
</office:document-meta>
</file>